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84460" style:font-weight-asian="bold" style:font-weight-complex="bold"/>
    </style:style>
    <style:style style:name="P2" style:family="paragraph" style:parent-style-name="Standard">
      <style:text-properties style:font-name="arial" fo:font-weight="bold" officeooo:paragraph-rsid="00091a00" style:font-weight-asian="bold" style:font-weight-complex="bold"/>
    </style:style>
    <style:style style:name="P3" style:family="paragraph" style:parent-style-name="Standard">
      <style:text-properties style:font-name="arial" fo:font-weight="normal" officeooo:paragraph-rsid="00084460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91a00" officeooo:paragraph-rsid="00091a00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09c519" officeooo:paragraph-rsid="0009c519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aef72" officeooo:paragraph-rsid="000aef72" style:font-weight-asian="normal" style:font-weight-complex="normal"/>
    </style:style>
    <style:style style:name="P7" style:family="paragraph" style:parent-style-name="Standard">
      <style:text-properties style:font-name="arial" fo:font-size="24pt" fo:font-weight="bold" officeooo:paragraph-rsid="00084460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arial" fo:font-size="18pt" fo:font-weight="bold" officeooo:paragraph-rsid="00084460" style:font-size-asian="18pt" style:font-weight-asian="bold" style:font-size-complex="18pt" style:font-weight-complex="bold"/>
    </style:style>
    <style:style style:name="P9" style:family="paragraph" style:parent-style-name="Standard">
      <style:text-properties style:font-name="monospace" fo:font-weight="normal" officeooo:rsid="000aef72" officeooo:paragraph-rsid="000d7779" style:font-weight-asian="normal" style:font-weight-complex="normal"/>
    </style:style>
    <style:style style:name="T1" style:family="text">
      <style:text-properties officeooo:rsid="00084460"/>
    </style:style>
    <style:style style:name="T2" style:family="text">
      <style:text-properties style:font-name="arial"/>
    </style:style>
    <style:style style:name="T3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officeooo:rsid="000d7779"/>
    </style:style>
    <style:style style:name="T6" style:family="text">
      <style:text-properties fo:font-weight="normal" officeooo:rsid="00091a00" style:font-weight-asian="normal" style:font-weight-complex="normal"/>
    </style:style>
    <style:style style:name="T7" style:family="text">
      <style:text-properties officeooo:rsid="00091a00"/>
    </style:style>
    <style:style style:name="T8" style:family="text">
      <style:text-properties fo:font-size="18pt" officeooo:rsid="00091a00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officeooo:rsid="0009c51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ef72"/>
    </style:style>
    <style:style style:name="T13" style:family="text">
      <style:text-properties fo:color="#000000" fo:background-color="#ffffff" loext:char-shading-value="0"/>
    </style:style>
    <style:style style:name="T14" style:family="text">
      <style:text-properties fo:color="#000000" officeooo:rsid="000c0c78" fo:background-color="#ffffff" loext:char-shading-value="0"/>
    </style:style>
    <style:style style:name="T15" style:family="text">
      <style:text-properties fo:color="#000000" officeooo:rsid="000d7779" fo:background-color="#ffffff" loext:char-shading-value="0"/>
    </style:style>
    <style:style style:name="T16" style:family="text">
      <style:text-properties fo:color="#000000" style:font-name="arial" fo:background-color="#ffffff" loext:char-shading-value="0"/>
    </style:style>
    <style:style style:name="T17" style:family="text">
      <style:text-properties fo:color="#54ffff" fo:font-weight="bold" fo:background-color="#ffffff" loext:char-shading-value="0"/>
    </style:style>
    <style:style style:name="T18" style:family="text">
      <style:text-properties fo:color="#54ffff" fo:background-color="#ffffff" loext:char-shading-value="0"/>
    </style:style>
    <style:style style:name="T19" style:family="text">
      <style:text-properties officeooo:rsid="000d7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) Basics</text:p>
      <text:p text:style-name="P1"/>
      <text:p text:style-name="P8">1.hello.c </text:p>
      <text:p text:style-name="P1"><text:tab/><text:tab/></text:p>
      <text:p text:style-name="P1">1. How many times will you see the "Hello world!" message if the program is executed with "./1.hello"?</text:p>
      <text:p text:style-name="P3"><text:tab/><text:span text:style-name="T1">24 cops, tants com threads té la màq</text:span></text:p>
      <text:p text:style-name="P3"/>
      <text:p text:style-name="P1">2. Without changing the program, how to make it to print 4 times the "Hello World!" message?</text:p>
      <text:p text:style-name="P1"><text:tab/><text:span text:style-name="T6">Afegint OMP_NUM_THREADS = 4 abans de la crida al programa, en la mateixa línea <text:tab/>de comanda.</text:span></text:p>
      <text:p text:style-name="P1"><text:span text:style-name="T6"/></text:p>
      <text:p text:style-name="P2"><text:span text:style-name="T8">2.hello.c:</text:span><text:span text:style-name="T7"> Assuming the OMP NUM THREADS variable is set to 8 with "export OMP NUM THREADS=8" </text:span></text:p>
      <text:p text:style-name="P2"/>
      <text:p text:style-name="P2"><text:span text:style-name="T7">1. Is the execution of the program correct? (i.e., prints a sequence of "(Thid) Hello (Thid) world!" being Thid the thread identifier) Which data sharing clause should be added to make it correct?.</text:span></text:p>
      <text:p text:style-name="P2"/>
      <text:p text:style-name="P4">No executa el “Hello” i el “world” del mateix ID seguits. <text:span text:style-name="T10">Afegir private(id).</text:span></text:p>
      <text:p text:style-name="P2"/>
      <text:p text:style-name="P2"/>
      <text:p text:style-name="P2"><text:span text:style-name="T7">2. Are the lines always printed in the same order? Could the messages appear intermixed?</text:span></text:p>
      <text:p text:style-name="P5">No. Si.</text:p>
      <text:p text:style-name="P5"/>
      <text:p text:style-name="P5"/>
      <text:p text:style-name="P5"><text:span text:style-name="T9">3.how many.c:</text:span> <text:span text:style-name="T11">Assuming the OMP NUM THREADS variable is set to 8 with "export OMP NUM THREADS=8" </text:span></text:p>
      <text:p text:style-name="P5"><text:span text:style-name="T11"/></text:p>
      <text:p text:style-name="P5"><text:span text:style-name="T11">1. How many "Hello world ..." lines are printed on the screen?</text:span></text:p>
      <text:p text:style-name="P5">1<text:span text:style-name="T12">6.</text:span></text:p>
      <text:p text:style-name="P5"><text:span text:style-name="T11"/></text:p>
      <text:p text:style-name="P5"><text:span text:style-name="T11"/></text:p>
      <text:p text:style-name="P5"><text:span text:style-name="T11">2. If the if(0) clause is commented in the last parallel directive, how many "Hello world ..." lines are printed on the screen?</text:span></text:p>
      <text:p text:style-name="P6">15 + [1,4]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9">4.data sharing.c</text:span><text:span text:style-name="T11"> </text:span></text:p>
      <text:p text:style-name="P6"><text:span text:style-name="T11"/></text:p>
      <text:p text:style-name="P6"><text:span text:style-name="T11"/></text:p>
      <text:p text:style-name="P6"><text:span text:style-name="T11">1. Which is the value of variable x after the execution of each parallel region with different data-sharing attribute (shared, private and firstprivate)?</text:span></text:p>
      <text:p text:style-name="P6"><text:span text:style-name="T13">After first parallel (shared) x is: 8 </text:span><text:span text:style-name="T14">(a vegades 7)</text:span><text:line-break/>After second parallel (private) x is: 0<text:line-break/>After third parallel (first private) x is: 0</text:p>
      <text:p text:style-name="P6"><text:span text:style-name="T11"/></text:p>
      <text:p text:style-name="P6"><text:span text:style-name="T11"/></text:p>
      <text:p text:style-name="P6"><text:span text:style-name="T11">2. What needs to be changed/added/removed in the first directive to ensure that the value after the first parallel is always 8?.</text:span></text:p>
      <text:p text:style-name="P6"><text:span text:style-name="T11"/></text:p>
      <text:p text:style-name="P9"><text:span text:style-name="T17">#pragma</text:span><text:span text:style-name="T13"> omp parallel</text:span><text:span text:style-name="T15">{</text:span><text:line-break/><text:span text:style-name="T17">#pragma</text:span><text:span text:style-name="T13"> omp critical(x)</text:span><text:line-break/><text:tab/><text:span text:style-name="T19">++x</text:span></text:p>
      <text:p text:style-name="P9"><text:span text:style-name="T19">}</text:span></text:p>
      <text:p text:style-name="P9"/>
      <text:p text:style-name="P9"/>
      <text:p text:style-name="P9"><text:span text:style-name="T3">5.parallel.c</text:span><text:span text:style-name="T4"> </text:span></text:p>
      <text:p text:style-name="P9"><text:span text:style-name="T4"/></text:p>
      <text:p text:style-name="P9"><text:span text:style-name="T4">1. How many messages the program prints? Which iterations is each thread executing?</text:span></text:p>
      <text:p text:style-name="P9"><text:span text:style-name="T5">8-10</text:span><text:span text:style-name="T2"><text:line-break/></text:span><text:span text:style-name="T5">No sempre els mateixos.</text:span><text:span text:style-name="T2"><text:line-break/></text:span></text:p>
      <text:p text:style-name="P9"><text:span text:style-name="T4"/></text:p>
      <text:p text:style-name="P9"><text:span text:style-name="T4">2. What needs to be changed in the directive to ensure that each thread executes the appropriate iterations?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andolFang 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FandolFang 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7:32:47.840168965</meta:creation-date>
    <dc:date>2017-10-11T18:49:01.622893817</dc:date>
    <meta:editing-duration>PT25M13S</meta:editing-duration>
    <meta:editing-cycles>2</meta:editing-cycles>
    <meta:generator>LibreOffice/5.2.5.1$Linux_X86_64 LibreOffice_project/20m0$Build-1</meta:generator>
    <meta:document-statistic meta:table-count="0" meta:image-count="0" meta:object-count="0" meta:page-count="2" meta:paragraph-count="27" meta:word-count="314" meta:character-count="1824" meta:non-whitespace-character-count="1523"/>
  </office:meta>
</office:document-meta>
</file>